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ec50" officeooo:paragraph-rsid="001eec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&lt;stdio.h&gt;</text:p>
      <text:p text:style-name="P1">#include&lt;conio.h&gt;</text:p>
      <text:p text:style-name="P1">void main()</text:p>
      <text:p text:style-name="P1">{</text:p>
      <text:p text:style-name="P1">int a=2,b=3,c;</text:p>
      <text:p text:style-name="P1">clrscr();</text:p>
      <text:p text:style-name="P1">c=a+b;</text:p>
      <text:p text:style-name="P1">printf(“the sum is%d”,&amp;c);</text:p>
      <text:p text:style-name="P1">getch();</text:p>
      <text:p text:style-name="P1">return 0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0:11:56.599780623</meta:creation-date>
    <dc:date>2018-05-08T10:15:04.491762838</dc:date>
    <meta:editing-duration>P0D</meta:editing-duration>
    <meta:editing-cycles>1</meta:editing-cycles>
    <meta:document-statistic meta:table-count="0" meta:image-count="0" meta:object-count="0" meta:page-count="1" meta:paragraph-count="11" meta:word-count="16" meta:character-count="119" meta:non-whitespace-character-count="114"/>
    <meta:generator>LibreOffice/4.2.8.2$Linux_x86 LibreOffice_project/420m0$Build-2</meta:generator>
  </office:meta>
</office:document-meta>
</file>